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fo:font-weight="bold" officeooo:rsid="00169d2b" officeooo:paragraph-rsid="00169d2b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officeooo:rsid="001a32f8" officeooo:paragraph-rsid="001a32f8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text-properties fo:font-size="11pt" fo:font-weight="normal" officeooo:rsid="00169d2b" officeooo:paragraph-rsid="00169d2b" style:font-size-asian="11pt" style:font-weight-asian="normal" style:font-size-complex="11pt" style:font-weight-complex="normal"/>
    </style:style>
    <style:style style:name="P7" style:family="paragraph" style:parent-style-name="Preformatted_20_Text">
      <style:text-properties fo:font-size="11pt" fo:font-weight="normal" officeooo:rsid="0019e0b3" officeooo:paragraph-rsid="0019e0b3" style:font-size-asian="11pt" style:font-weight-asian="normal" style:font-size-complex="11pt" style:font-weight-complex="normal"/>
    </style:style>
    <style:style style:name="P8" style:family="paragraph" style:parent-style-name="Preformatted_20_Text">
      <style:text-properties fo:font-size="11pt" fo:font-weight="normal" officeooo:rsid="0019e0b3" officeooo:paragraph-rsid="001a32f8" style:font-size-asian="11pt" style:font-weight-asian="normal" style:font-size-complex="11pt" style:font-weight-complex="normal"/>
    </style:style>
    <style:style style:name="P9" style:family="paragraph" style:parent-style-name="Preformatted_20_Text">
      <style:text-properties fo:font-size="11pt" fo:font-weight="normal" officeooo:rsid="001a32f8" officeooo:paragraph-rsid="001a32f8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fo:color="#ff0000" fo:font-size="11pt" fo:font-weight="bold" officeooo:rsid="001a32f8" officeooo:paragraph-rsid="001a32f8" style:font-size-asian="11pt" style:font-weight-asian="bold" style:font-size-complex="11pt" style:font-weight-complex="bold"/>
    </style:style>
    <style:style style:name="T1" style:family="text">
      <style:text-properties officeooo:rsid="00157b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32f8"/>
    </style:style>
    <style:style style:name="T4" style:family="text">
      <style:text-properties fo:color="#000000"/>
    </style:style>
    <style:style style:name="T5" style:family="text">
      <style:text-properties fo:color="#000000" officeooo:rsid="0019e0b3"/>
    </style:style>
    <style:style style:name="T6" style:family="text">
      <style:text-properties officeooo:rsid="001c0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<text:span text:style-name="T1">QL</text:span> <text:span text:style-name="T1">C</text:span>ommands</text:p>
      <text:p text:style-name="Preformatted_20_Text"/>
      <text:p text:style-name="Preformatted_20_Text"/>
      <text:p text:style-name="P2">SHOW DATABASES;</text:p>
      <text:p text:style-name="P5">-&gt; list all the databases</text:p>
      <text:p text:style-name="P5"/>
      <text:p text:style-name="P2">CREATE DATABASE &lt;name&gt;;</text:p>
      <text:p text:style-name="P5">-&gt; creates a new database with the given name</text:p>
      <text:p text:style-name="P5"/>
      <text:p text:style-name="P2">DROP DATABASE &lt;name&gt;;</text:p>
      <text:p text:style-name="P5">-&gt; drops/deletes the database with the given name</text:p>
      <text:p text:style-name="P5"/>
      <text:p text:style-name="P2">USE &lt;database name&gt;;</text:p>
      <text:p text:style-name="P5">-&gt; use a database</text:p>
      <text:p text:style-name="P5"/>
      <text:p text:style-name="P2">SELECT DATABASE();</text:p>
      <text:p text:style-name="P5">-&gt; tells the name of use of current database</text:p>
      <text:p text:style-name="P5">-&gt; when in root then returns "null" as no database in use</text:p>
      <text:p text:style-name="P5"/>
      <text:p text:style-name="P2">CREATE TABLE &lt;tablename&gt; </text:p>
      <text:p text:style-name="P2">(</text:p>
      <text:p text:style-name="P2"><text:tab/>column_name data_type,</text:p>
      <text:p text:style-name="P2"><text:tab/>column_name data_type</text:p>
      <text:p text:style-name="P2">);</text:p>
      <text:p text:style-name="P5">-&gt; create a table</text:p>
      <text:p text:style-name="P5"/>
      <text:p text:style-name="P2">SHOW TABLES;</text:p>
      <text:p text:style-name="P5">-&gt; list all the tables in the current database</text:p>
      <text:p text:style-name="P5"/>
      <text:p text:style-name="P2">SHOW COLUMNS FROM &lt;tablename&gt;;</text:p>
      <text:p text:style-name="P5">-&gt; list all the columns from that table with there details</text:p>
      <text:p text:style-name="P5"/>
      <text:p text:style-name="P2">DESC &lt;tablename&gt;;</text:p>
      <text:p text:style-name="P5">-&gt; list all the columns from that table with there details</text:p>
      <text:p text:style-name="P5">-&gt; a similar command to SHOW COLUMNS FROM &lt;tablename&gt;;</text:p>
      <text:p text:style-name="P5"/>
      <text:p text:style-name="P3">DROP TABLE &lt;tablename&gt;;</text:p>
      <text:p text:style-name="P6">-&gt; drops/deletes the table with the given name</text:p>
      <text:p text:style-name="P6"/>
      <text:p text:style-name="P8"><text:span text:style-name="T2">INSERT INTO &lt;tablname&gt;(col_name1, col_name2) VALUES (valForCol1, valForCol2);</text:span></text:p>
      <text:p text:style-name="P7">-&gt; insert values in table with corresponding column name</text:p>
      <text:p text:style-name="P8">-<text:span text:style-name="T3">&gt; columns </text:span><text:span text:style-name="T6">placement may</text:span><text:span text:style-name="T3"> not be in order that in table but col_val should corresponds to your given column order to avoid datatypes mismatch.</text:span></text:p>
      <text:p text:style-name="P10"/>
      <text:p text:style-name="P10">NOTE:<text:span text:style-name="T4"> for multiple inserts</text:span></text:p>
      <text:p text:style-name="P4"><text:span text:style-name="T5">INSERT INTO &lt;tablname&gt;(col_name1, col_name2) VALUES (valForCol1, valForCol2), (valForCol1, valForCol2), ...;</text:span><text:span text:style-name="T4"> </text:span></text:p>
      <text:p text:style-name="P8"/>
      <text:p text:style-name="P8"/>
      <text:p text:style-name="P4">SELECT * FROM &lt;tablename&gt;;</text:p>
      <text:p text:style-name="P9">-&gt; shows all the data in the tab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5T02:08:59.119764397</dc:date>
    <meta:editing-duration>PT54M5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34" meta:word-count="200" meta:character-count="1251" meta:non-whitespace-character-count="1081"/>
  </office:meta>
</office:document-meta>
</file>